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117" officeooo:paragraph-rsid="00036117"/>
    </style:style>
    <style:style style:name="P2" style:family="paragraph" style:parent-style-name="Standard">
      <style:text-properties officeooo:rsid="00046674" officeooo:paragraph-rsid="00046674"/>
    </style:style>
    <style:style style:name="P3" style:family="paragraph" style:parent-style-name="Standard">
      <style:text-properties officeooo:rsid="0006351f" officeooo:paragraph-rsid="00046674"/>
    </style:style>
    <style:style style:name="P4" style:family="paragraph" style:parent-style-name="Standard">
      <style:text-properties officeooo:rsid="00073ccb" officeooo:paragraph-rsid="00073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: </text:p>
      <text:p text:style-name="P1"/>
      <text:p text:style-name="P1">Y-a-t-il une corrélation entre la « race » et l’ethnie des victimes et celle de leur tueur ?</text:p>
      <text:p text:style-name="P1"/>
      <text:p text:style-name="P2">Une relation entre l’ethnie du tueur et l’arme utilisée ?</text:p>
      <text:p text:style-name="P3"/>
      <text:p text:style-name="P3"/>
      <text:p text:style-name="P4">Y-a-t-il une dépendance entre la position géographique des états et le nombre de meurtre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0:01:37.648848281</meta:creation-date>
    <dc:date>2017-03-21T10:20:16.751485224</dc:date>
    <meta:editing-duration>PT18M38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45" meta:character-count="252" meta:non-whitespace-character-count="210"/>
  </office:meta>
</office:document-meta>
</file>